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Page.writeRtfCont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tfPage.okToWriteR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Page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Page.RtfPage( RtfPageArea parent , Writer w ,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